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Text_20_body">
      <style:text-properties officeooo:paragraph-rsid="0010f8a0"/>
    </style:style>
    <style:style style:name="P2" style:family="paragraph" style:parent-style-name="Text_20_body" style:list-style-name="L1"/>
    <style:style style:name="P3" style:family="paragraph" style:parent-style-name="Text_20_body">
      <style:text-properties fo:font-size="11pt" style:font-size-asian="11pt" style:font-size-complex="11pt"/>
    </style:style>
    <style:style style:name="P4" style:family="paragraph" style:parent-style-name="Horizontal_20_Line">
      <style:text-properties fo:font-size="11pt" style:font-size-asian="11pt" style:font-size-complex="11pt"/>
    </style:style>
    <style:style style:name="P5" style:family="paragraph" style:parent-style-name="Standard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Joey Carroll</text:span></text:span><text:span text:style-name="T1"><text:line-break/>Data Science Career Track – Guided Capstone<text:line-break/>Instructor </text:span>Govind Malhotra<text:span text:style-name="T1"><text:line-break/>29 April 2025</text:span></text:p>
      <text:p text:style-name="Text_20_body"><text:span text:style-name="Emphasis"><text:span text:style-name="T1">Pricing Strategy for Big Mountain Resort: A Data-Driven Recommendation</text:span></text:span></text:p>
      <text:p text:style-name="Text_20_body"><text:span text:style-name="T1">  Big Mountain Resort currently charges </text:span><text:span text:style-name="Strong_20_Emphasis"><text:span text:style-name="T1">$81</text:span></text:span><text:span text:style-name="T1"> for an adult weekend lift ticket, yet peer-resort data suggest the mountain is leaving money on the table. After cleaning a 277-row national ski-resort data set and engineering ratio features that capture lift infrastructure and terrain balance, I trained and validated several predictive models. The tuned random-forest regressor achieved a mean absolute error of roughly </text:span><text:span text:style-name="Strong_20_Emphasis"><text:span text:style-name="T1">$10</text:span></text:span><text:span text:style-name="T1"> on unseen data and predicts Big Mountain could sustainably command a ticket price of </text:span><text:span text:style-name="Strong_20_Emphasis"><text:span text:style-name="T1">≈ $96</text:span></text:span><text:span text:style-name="T1"> given its present facilities </text:span><text:a xlink:type="simple" xlink:href="https://github.com/joey-carroll/DataScienceGuidedCapstone/raw/refs/heads/master/Notebooks/04_preprocessing_and_training_complete.ipynb" office:target-frame-name="_blank" xlink:show="new" text:style-name="Internet_20_link" text:visited-style-name="Visited_20_Internet_20_Link"><text:span text:style-name="T1">github.com</text:span></text:a><text:span text:style-name="T1">.</text:span></text:p>
      <text:p text:style-name="Text_20_body"><text:span text:style-name="Strong_20_Emphasis"><text:span text:style-name="T1">Data Wrangling &amp; Feature Engineering</text:span></text:span><text:span text:style-name="T1"><text:line-break/>  Initial data preparation removed resorts with missing price information, corrected a single implausible acreage outlier, and dropped the highly sparse </text:span><text:span text:style-name="Emphasis"><text:span text:style-name="T1">fastEight</text:span></text:span><text:span text:style-name="T1"> column, leaving </text:span><text:span text:style-name="Strong_20_Emphasis"><text:span text:style-name="T1">25 useful variables</text:span></text:span><text:span text:style-name="T1"> . Additional state-level metrics (e.g., total skiable acreage per state) were joined to provide contextual signals. Ratio variables—such as chairs-per-run and night-ski acreage share—proved especially informative during exploratory analysis, revealing that lower lift density at large-area resorts correlates with higher pricing power .</text:span></text:p>
      <text:p text:style-name="Text_20_body"><text:span text:style-name="Strong_20_Emphasis"><text:span text:style-name="T1">Model Selection</text:span></text:span><text:span text:style-name="T1"><text:line-break/>  A naïve average-price baseline returned negative R2 scores, confirming the need for real modeling. Linear regression, even after k-best feature selection and scaling, plateaued with an MAE near $12. A grid-searched random forest, in contrast, delivered the </text:span><text:span text:style-name="Strong_20_Emphasis"><text:span text:style-name="T1">best cross-validated MAE (~$9.8)</text:span></text:span><text:span text:style-name="T1"> and demonstrated similar hold-out performance, indicating minimal over-fitting. The forest’s top features included </text:span><text:span text:style-name="Emphasis"><text:span text:style-name="T1">vertical drop</text:span></text:span><text:span text:style-name="T1">, </text:span><text:span text:style-name="Emphasis"><text:span text:style-name="T1">runs</text:span></text:span><text:span text:style-name="T1">, and the engineered </text:span><text:span text:style-name="Emphasis"><text:span text:style-name="T1">chairs-per-run</text:span></text:span><text:span text:style-name="T1"> ratio </text:span><text:a xlink:type="simple" xlink:href="https://github.com/joey-carroll/DataScienceGuidedCapstone/raw/refs/heads/master/Notebooks/04_preprocessing_and_training_complete.ipynb" office:target-frame-name="_blank" xlink:show="new" text:style-name="Internet_20_link" text:visited-style-name="Visited_20_Internet_20_Link"><text:span text:style-name="T1">github.com</text:span></text:a><text:span text:style-name="T1">.</text:span></text:p>
      <text:p text:style-name="Text_20_body"><text:span text:style-name="Strong_20_Emphasis"><text:span text:style-name="T1">Scenario Modeling &amp; Recommendation</text:span></text:span><text:span text:style-name="T1"><text:line-break/>  Four what-if scenarios were stress-tested against the trained model:</text:span></text:p>
      <text:list text:style-name="L1">
        <text:list-item>
          <text:p text:style-name="P2"><text:span text:style-name="Strong_20_Emphasis"><text:span text:style-name="T1">Closing runs</text:span></text:span><text:span text:style-name="T1"> – even a three-run reduction erodes price support by ≈ $1.20 per ticket, offering little upside.</text:span></text:p>
        </text:list-item>
        <text:list-item>
          <text:p text:style-name="P2"><text:span text:style-name="Strong_20_Emphasis"><text:span text:style-name="T1">Adding one run, 150 ft vertical, and a new detachable quad</text:span></text:span><text:span text:style-name="T1"> – lifts projected price by ≈ $3, generating &gt; $5 million in incremental revenue at current visitation. Industry sources put annual chair-lift operating costs between $0.2 M and $1 M; the mid-range $0.75 M cost equates to roughly </text:span><text:span text:style-name="Strong_20_Emphasis"><text:span text:style-name="T1">$1.14 per ticket</text:span></text:span><text:span text:style-name="T1">, leaving healthy margin .</text:span></text:p>
        </text:list-item>
        <text:list-item>
          <text:p text:style-name="P2"><text:span text:style-name="Strong_20_Emphasis"><text:span text:style-name="T1">Installing additional snow-making</text:span></text:span><text:span text:style-name="T1"> – ~$2 uplift, but energy and water expenses likely offset gains.</text:span></text:p>
        </text:list-item>
        <text:list-item>
          <text:p text:style-name="P2"><text:soft-page-break/><text:span text:style-name="Strong_20_Emphasis"><text:span text:style-name="T1">Extending longest run plus snow-making</text:span></text:span><text:span text:style-name="T1"> – negligible revenue improvement.</text:span></text:p>
        </text:list-item>
      </text:list>
      <text:p text:style-name="Text_20_body"><text:span text:style-name="T1">  Accordingly, I recommend a </text:span><text:span text:style-name="Strong_20_Emphasis"><text:span text:style-name="T1">two-stage price adjustment</text:span></text:span><text:span text:style-name="T1">: raise the adult-weekend ticket to </text:span><text:span text:style-name="Strong_20_Emphasis"><text:span text:style-name="T1">$89 next season</text:span></text:span><text:span text:style-name="T1">, paired with enhanced guest communication about the new high-speed chair. If demand remains robust, move toward </text:span><text:span text:style-name="Strong_20_Emphasis"><text:span text:style-name="T1">$95–$96</text:span></text:span><text:span text:style-name="T1"> in year two. Before committing, the resort should run an A/B weekend—half of online inventory at $81 and half at $89—to gauge elasticity without jeopardizing goodwill.</text:span></text:p>
      <text:p text:style-name="Text_20_body"><text:span text:style-name="Strong_20_Emphasis"><text:span text:style-name="T1">Business Impact &amp; Future Work</text:span></text:span><text:span text:style-name="T1"><text:line-break/>  The forecasted $3–$15 uplift per ticket easily covers the additional $1.14 cost of the new lift and could yield </text:span><text:span text:style-name="Strong_20_Emphasis"><text:span text:style-name="T1">$3–$4 million in net annual profit</text:span></text:span><text:span text:style-name="T1">, assuming the historical 350 000-visitor base (≈ 1.75 million tickets). To institutionalize data-driven pricing, I propose packaging the trained model in a lightweight Streamlit app so revenue managers can test future build-out concepts without new coding cycles . Further enhancements should capture guest counts, ancillary spend, and fine-grained operating expenses—variables absent from the current set yet vital for profit optimization.</text:span></text:p>
      <text:p text:style-name="P3">  In short, the analysis indicates Big Mountain is under-priced relative to its competitive set and can safely pursue a measured fare increase, especially when paired with a visible lift upgrade that heightens perceived value. An incremental approach preserves goodwill while funding continued capital improvements, positioning the resort for long-term growth.</text:p>
      <text:p text:style-name="P4"/>
      <text:p text:style-name="Text_20_body"><text:span text:style-name="Strong_20_Emphasis"><text:span text:style-name="T1">Works Cited</text:span></text:span></text:p>
      <text:p text:style-name="Text_20_body"><text:span text:style-name="T1">Carroll, Joey. “02 Data Wrangling Complete Notebook.” </text:span><text:span text:style-name="Emphasis"><text:span text:style-name="T1">Data Science Guided Capstone</text:span></text:span><text:span text:style-name="T1"> .<text:line-break/>—. “03 Exploratory Data Analysis Complete Notebook.” </text:span><text:span text:style-name="Emphasis"><text:span text:style-name="T1">Data Science Guided Capstone</text:span></text:span><text:span text:style-name="T1"> .<text:line-break/>—. “04 Pre-processing and Training Complete Notebook.” </text:span><text:span text:style-name="Emphasis"><text:span text:style-name="T1">Data Science Guided Capstone</text:span></text:span><text:span text:style-name="T1"> </text:span><text:a xlink:type="simple" xlink:href="https://github.com/joey-carroll/DataScienceGuidedCapstone/raw/refs/heads/master/Notebooks/04_preprocessing_and_training_complete.ipynb" office:target-frame-name="_blank" xlink:show="new" text:style-name="Internet_20_link" text:visited-style-name="Visited_20_Internet_20_Link"><text:span text:style-name="T1">github.com</text:span></text:a><text:span text:style-name="T1">.<text:line-break/>—. “05 Modeling Complete Notebook.” </text:span><text:span text:style-name="Emphasis"><text:span text:style-name="T1">Data Science Guided Capstone</text:span></text:span><text:span text:style-name="T1"> .<text:line-break/>“</text:span><text:span text:style-name="Emphasis"><text:span text:style-name="T1">How Much Does It Cost to Operate a Ski Lift?</text:span></text:span><text:span text:style-name="T1">” </text:span><text:span text:style-name="Emphasis"><text:span text:style-name="T1">Owners Oasis</text:span></text:span><text:span text:style-name="T1">, 2025 .</text:span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7:46:01.507745671</meta:creation-date>
    <meta:generator>LibreOffice/25.2.2.2$Linux_X86_64 LibreOffice_project/520$Build-2</meta:generator>
    <dc:date>2025-04-29T07:49:40.635141908</dc:date>
    <meta:editing-duration>PT1M30S</meta:editing-duration>
    <meta:editing-cycles>3</meta:editing-cycles>
    <meta:document-statistic meta:table-count="0" meta:image-count="0" meta:object-count="0" meta:page-count="2" meta:paragraph-count="15" meta:word-count="623" meta:character-count="4291" meta:non-whitespace-character-count="3676"/>
  </office:meta>
</office:document-meta>
</file>